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1d8aaf" officeooo:paragraph-rsid="001d8aaf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d8aaf" officeooo:paragraph-rsid="001d8aa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1e29b8" officeooo:paragraph-rsid="001e29b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style:text-underline-style="none" officeooo:rsid="001d1eba" officeooo:paragraph-rsid="001d1eba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d1eba" officeooo:paragraph-rsid="001d1eba" style:font-size-asian="20pt" style:font-size-complex="20pt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1d8aaf" officeooo:paragraph-rsid="001d8aaf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f0d8a" officeooo:paragraph-rsid="001f0d8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1f0d8a" officeooo:paragraph-rsid="001f0d8a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rsid="001d8aaf" officeooo:paragraph-rsid="001d8aaf" style:font-size-asian="14pt" style:font-size-complex="14pt"/>
    </style:style>
    <style:style style:name="P10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rsid="002229e5" officeooo:paragraph-rsid="002229e5" style:font-size-asian="14pt" style:font-size-complex="14pt"/>
    </style:style>
    <style:style style:name="P11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fo:font-weight="normal" officeooo:rsid="001f0d8a" officeooo:paragraph-rsid="001f0d8a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27837b" officeooo:paragraph-rsid="0028e1b1" style:font-size-asian="10.5pt" style:font-size-complex="12pt"/>
    </style:style>
    <style:style style:name="P1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27837b" officeooo:paragraph-rsid="00295b7c" style:font-size-asian="10.5pt" style:font-size-complex="12pt"/>
    </style:style>
    <style:style style:name="P14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295b7c" officeooo:paragraph-rsid="00295b7c" style:font-size-asian="10.5pt" style:font-size-complex="12pt"/>
    </style:style>
    <style:style style:name="P15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2d67b2" officeooo:paragraph-rsid="002d67b2" style:font-size-asian="10.5pt" style:font-size-complex="12pt"/>
    </style:style>
    <style:style style:name="P16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2f1423" officeooo:paragraph-rsid="002f1423" style:font-size-asian="10.5pt" style:font-size-complex="12pt"/>
    </style:style>
    <style:style style:name="P17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313783" officeooo:paragraph-rsid="00313783" style:font-size-asian="10.5pt" style:font-size-complex="12pt"/>
    </style:style>
    <style:style style:name="P18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solid" style:text-underline-width="auto" style:text-underline-color="font-color" officeooo:rsid="001d8aaf" officeooo:paragraph-rsid="001d8aaf" style:font-size-asian="12pt" style:font-size-complex="12pt"/>
    </style:style>
    <style:style style:name="P19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size="12pt" style:text-underline-style="none" fo:font-weight="normal" officeooo:rsid="001f0d8a" officeooo:paragraph-rsid="001f0d8a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reak-before="page" fo:background-color="transparent"/>
      <style:text-properties fo:font-size="14pt" style:text-underline-style="solid" style:text-underline-width="auto" style:text-underline-color="font-color" officeooo:rsid="002229e5" officeooo:paragraph-rsid="002229e5" style:font-size-asian="14pt" style:font-size-complex="14pt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4pt" style:text-underline-style="none" fo:font-weight="bold" officeooo:rsid="001e29b8" officeooo:paragraph-rsid="001e29b8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28e1b1" officeooo:paragraph-rsid="0028e1b1" style:font-size-asian="10.5pt" style:font-size-complex="12pt"/>
    </style:style>
    <style:style style:name="P2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28e1b1" officeooo:paragraph-rsid="00295b7c" style:font-size-asian="10.5pt" style:font-size-complex="12pt"/>
    </style:style>
    <style:style style:name="P24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32088b" officeooo:paragraph-rsid="0032088b" style:font-size-asian="10.5pt" style:font-size-complex="12pt"/>
    </style:style>
    <style:style style:name="P25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36c9c6" officeooo:paragraph-rsid="0036c9c6" style:font-size-asian="10.5pt" style:font-size-complex="12pt"/>
    </style:style>
    <style:style style:name="P26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378c6b" officeooo:paragraph-rsid="00378c6b" style:font-size-asian="10.5pt" style:font-size-complex="12pt"/>
    </style:style>
    <style:style style:name="T1" style:family="text">
      <style:text-properties officeooo:rsid="0020808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ccc36"/>
    </style:style>
    <style:style style:name="T4" style:family="text">
      <style:text-properties officeooo:rsid="002d67b2"/>
    </style:style>
    <style:style style:name="T5" style:family="text">
      <style:text-properties officeooo:rsid="002f1423"/>
    </style:style>
    <style:style style:name="T6" style:family="text">
      <style:text-properties officeooo:rsid="00339b72"/>
    </style:style>
    <style:style style:name="T7" style:family="text">
      <style:text-properties officeooo:rsid="0033e3b2"/>
    </style:style>
    <style:style style:name="T8" style:family="text">
      <style:text-properties officeooo:rsid="0035c554"/>
    </style:style>
    <style:style style:name="T9" style:family="text">
      <style:text-properties officeooo:rsid="00391b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emoria Practica 1 HW-SW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Almudena García Jurado-Centurión</text:p>
      <text:p text:style-name="P5"/>
      <text:p text:style-name="P5"/>
      <text:p text:style-name="P5"/>
      <text:p text:style-name="P6"/>
      <text:p text:style-name="P2"><text:soft-page-break/>Enunciado</text:p>
      <text:p text:style-name="P1"/>
      <text:list xml:id="list2114425907728464806" text:style-name="L1">
        <text:list-item>
          <text:p text:style-name="P21">Parte 1</text:p>
        </text:list-item>
      </text:list>
      <text:p text:style-name="P3"/>
      <text:p text:style-name="P7">Realizar un programa en código ensamblador para el μC 8051, que contenga las siguientes</text:p>
      <text:p text:style-name="P7">instrucciones en el siguiente orden:</text:p>
      <text:p text:style-name="P7"></text:p>
      <text:p text:style-name="P7"><text:span text:style-name="T1">- </text:span>Se cargue el programa a partir de la dirección 03h de la memoria de código.</text:p>
      <text:p text:style-name="P7"></text:p>
      <text:p text:style-name="P7"><text:span text:style-name="T1">- </text:span>Trabaje en el banco 2 de registros.</text:p>
      <text:p text:style-name="P7"></text:p>
      <text:p text:style-name="P7"><text:span text:style-name="T1">- </text:span>Cargar un dato en registro R2.</text:p>
      <text:p text:style-name="P7"><text:span text:style-name="T1">- </text:span>“ “ “ “ “ R1.</text:p>
      <text:p text:style-name="P7">Siendo R2 y R1 dos números decimales enteros positivos, en los que se cumple que R2 &gt; R1:</text:p>
      <text:p text:style-name="P7"></text:p>
      <text:p text:style-name="P7"><text:span text:style-name="T1">- </text:span>Dividir el contenido de R2 entre el contenido de R1.</text:p>
      <text:p text:style-name="P8"> Si el contenido de la división es exacto:</text:p>
      <text:p text:style-name="P19">- Carga en la posición de memoria D1h el dato binario: 00010011.</text:p>
      <text:p text:style-name="P11">- Rotar dos veces a la izquierda el dato: 00010011 y almacenar resultado en la</text:p>
      <text:p text:style-name="P11">dirección C8h.</text:p>
      <text:p text:style-name="P11">- Intercambiar el contenido de los cuatro bits bajos y cuatro bits altos de la</text:p>
      <text:p text:style-name="P11">dirección D1h.</text:p>
      <text:p text:style-name="P11">- Cargar en la posición de memoria D4h el número decimal 199 y en la siguiente</text:p>
      <text:p text:style-name="P11">posición de memoria, el número decimal 2.</text:p>
      <text:p text:style-name="P11">- Multiplicar contenido de ambas posiciones de memoria (ver qué ocurre en el</text:p>
      <text:p text:style-name="P11">registro de estado (PSW) y en los registros: A, B) y almacenar resultado en</text:p>
      <text:p text:style-name="P11">direcciones: D9h, D8h.</text:p>
      <text:p text:style-name="P11"/>
      <text:p text:style-name="P8"> Si el contenido de la división no es exacto:</text:p>
      <text:p text:style-name="P19">- Cargar en la posición de memoria 5Fh el número decimal 11 y en la siguiente</text:p>
      <text:p text:style-name="P11">posición de memoria, el número decimal 10.</text:p>
      <text:p text:style-name="P11">- Realizar la suma con acarreo entre ambas posiciones de memoria y almacenar</text:p>
      <text:p text:style-name="P11">resultado en la dirección 6Bh.</text:p>
      <text:p text:style-name="P11">- Repetir la suma con los valores decimales 127 y 1.</text:p>
      <text:p text:style-name="P11">- Volver a realizar las suma con los números 255 y 1.</text:p>
      <text:p text:style-name="P11">Explica que ha ocurrido en estos tres apartados de suma con los indicadores: cy, ac y ov. Justifica los valores que han tomado en cada apartado.</text:p>
      <text:p text:style-name="P11">- Incrementar el contenido de la dirección 6B dos unidades.</text:p>
      <text:p text:style-name="P18"/>
      <text:p text:style-name="P9"/>
      <text:p text:style-name="P9"/>
      <text:p text:style-name="P9"/>
      <text:p text:style-name="P10"/>
      <text:p text:style-name="P20"><text:span text:style-name="T2">Resolución</text:span> </text:p>
      <text:p text:style-name="P10"/>
      <text:p text:style-name="P12">En este problema se han planteado diferentes cuestiones: inicio del programa, diferentes modos de direccionamiento y operación, y almacenamiento de los datos.</text:p>
      <text:p text:style-name="P12"/>
      <text:p text:style-name="P22">Para establecer la dirección de inicio del programa, se ha usado la directiva ORG.</text:p>
      <text:p text:style-name="P23">Dado que el programa siempre debe empezar en la dirección 0000, se han añadido dos directiva ORG: una con la dirección 0000h y otra con la dirección de comienzo real (0003)</text:p>
      <text:p text:style-name="P13"/>
      <text:p text:style-name="P14">Para que la segunda directiva se llegue a leer, <text:span text:style-name="T3">el programa debe estar</text:span> en ejecución, razón por la cual <text:span text:style-name="T4">se ha</text:span> puesto un salto incondicional hacia el inicio del programa.</text:p>
      <text:p text:style-name="P14"/>
      <text:p text:style-name="P14"/>
      <text:p text:style-name="P15">Una vez iniciado el programa, <text:span text:style-name="T5">debemos seleccionar el banco de trabajo a usar, en este caso el 2; habilitando el bit correspondiente en el registro RS.</text:span></text:p>
      <text:p text:style-name="P16">Esta habilitación se puede realizar de dos formas: inicializando el registro completo, o inicializando el biestable de forma independiente. En este caso se ha optado por la segunda opción.</text:p>
      <text:p text:style-name="P13"/>
      <text:p text:style-name="P24">La carga de los datos en los registros se realiza de forma inmediata, indicando en la propia instrucción el dato a guardar.</text:p>
      <text:p text:style-name="P24"/>
      <text:p text:style-name="P24">Las operaciones aritméticas se realizan mediante los registros A y B, <text:span text:style-name="T8">así</text:span> que, antes de cada <text:span text:style-name="T6">una de ellas</text:span>, hay que copiar los datos de los <text:span text:style-name="T7">operadores a los registros A y B.</text:span></text:p>
      <text:p text:style-name="P25">En el caso de la división, el cociente se guarda en A y el resto en B.</text:p>
      <text:p text:style-name="P25"/>
      <text:p text:style-name="P26">La <text:span text:style-name="T9">división</text:span> </text:p>
      <text:p text:style-name="P17"/>
      <text:p text:style-name="P13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1:03:05.100548642</meta:creation-date>
    <dc:date>2017-05-16T00:59:38.587396710</dc:date>
    <meta:editing-duration>PT2H29M38S</meta:editing-duration>
    <meta:editing-cycles>25</meta:editing-cycles>
    <meta:generator>LibreOffice/5.2.3.3$Linux_X86_64 LibreOffice_project/20m0$Build-3</meta:generator>
    <meta:document-statistic meta:table-count="0" meta:image-count="0" meta:object-count="0" meta:page-count="3" meta:paragraph-count="47" meta:word-count="547" meta:character-count="2973" meta:non-whitespace-character-count="2473"/>
  </office:meta>
</office:document-meta>
</file>